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fals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1.60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ff00" fo:wrap-option="no-wrap" style:rotation-angle="270"/>
    </style:style>
    <style:style style:name="ce3" style:family="table-cell" style:parent-style-name="Default">
      <style:table-cell-properties fo:background-color="#e6ff00" style:rotation-angle="270"/>
    </style:style>
    <style:style style:name="ce4" style:family="table-cell" style:parent-style-name="Default">
      <style:table-cell-properties fo:background-color="#e6ff00" fo:wrap-option="wrap" style:rotation-angle="270"/>
    </style:style>
    <style:style style:name="ce8" style:family="table-cell" style:parent-style-name="Default">
      <style:table-cell-properties fo:background-color="#e6ff00" style:text-align-source="value-type" style:repeat-content="false" style:rotation-angle="270" style:vertical-align="top"/>
      <style:paragraph-properties fo:margin-left="0in"/>
    </style:style>
    <style:style style:name="ce6" style:family="table-cell" style:parent-style-name="Default">
      <style:table-cell-properties fo:background-color="#e6ff00" style:text-align-source="value-type" style:repeat-content="false" fo:wrap-option="no-wrap" fo:padding-bottom="0.0693in" fo:padding-left="0.0138in" fo:padding-right="0.0138in" fo:padding-top="0.278in" style:rotation-angle="270" style:vertical-align="bottom"/>
      <style:paragraph-properties fo:margin-left="0in"/>
    </style:style>
    <style:style style:name="ce7" style:family="table-cell" style:parent-style-name="Default">
      <style:table-cell-properties fo:background-color="#e6ff00" style:text-align-source="value-type" style:repeat-content="false" fo:wrap-option="no-wrap" fo:padding-bottom="0.278in" fo:padding-left="0.0138in" fo:padding-right="0.0138in" fo:padding-top="0.0693in" style:rotation-angle="270" style:vertical-align="bottom"/>
      <style:paragraph-properties fo:margin-left="0in"/>
    </style:style>
    <style:style style:name="ce9" style:family="table-cell" style:parent-style-name="Default">
      <style:table-cell-properties fo:background-color="#e6ff00" style:text-align-source="value-type" style:repeat-content="false" fo:wrap-option="no-wrap" fo:padding-bottom="0in" fo:padding-left="0.0138in" fo:padding-right="0.0138in" fo:padding-top="0in" style:rotation-angle="270" style:vertical-align="bottom"/>
      <style:paragraph-properties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hanHeiSun Un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hanHeiSun Un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oth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Misspelled content disappears at 270-degree angle unless “wrap text automatically” option is set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office:annotation draw:style-name="gr1" draw:text-style-name="P1" svg:width="1.1413in" svg:height="0.2346in" svg:x="0.3898in" svg:y="0.8134in" draw:caption-point-x="2.2732in" draw:caption-point-y="-0.4551in">
              <dc:date>2010-09-24T00:00:00</dc:date>
              <text:p text:style-name="P1"><text:span text:style-name="T1">misspelled</text:span></text:p>
            </office:annotation>
            <text:p>Misspelledd</text:p>
          </table:table-cell>
          <table:table-cell table:style-name="ce3" office:value-type="string">
            <office:annotation draw:style-name="gr1" draw:text-style-name="P1" svg:width="1.1413in" svg:height="0.3902in" svg:x="4.8787in" svg:y="0.9693in" draw:caption-point-x="-1.3268in" draw:caption-point-y="-0.611in">
              <dc:date>2010-09-24T00:00:00</dc:date>
              <text:p text:style-name="P1"><text:span text:style-name="T1">Correctly spelled.</text:span></text:p>
            </office:annotation>
            <text:p>Misspelled</text:p>
          </table:table-cell>
        </table:table-row>
      </table:table>
      <table:table table:name="Misspelled" table:style-name="ta1" table:print="false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4">
          <table:table-cell/>
          <table:table-cell table:style-name="ce6" office:value-type="string">
            <text:p>Andyy Bruce Charlie David Edward Frank Georgee</text:p>
          </table:table-cell>
          <table:table-cell table:style-name="ce7" office:value-type="string">
            <text:p>Andyy Bruce Charlie David Edward Frank Georgee</text:p>
          </table:table-cell>
          <table:table-cell table:style-name="ce9" office:value-type="string">
            <text:p>Andyy Bruce Charlie David Edward Frank Georgee</text:p>
          </table:table-cell>
        </table:table-row>
      </table:table>
      <table:table table:name="Misspelled Wrapped" table:style-name="ta1" table:print="false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3">
          <table:table-cell/>
          <table:table-cell table:style-name="ce4" office:value-type="string">
            <text:p>Misspelledd</text:p>
          </table:table-cell>
        </table:table-row>
      </table:table>
      <table:table table:name="Correct" table:style-name="ta1" table:print="false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3">
          <table:table-cell/>
          <table:table-cell table:style-name="ce8" office:value-type="string">
            <text:p>We have just completed the upgrade to the 1.16 release of Media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hanHeiSun Un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4">09/24/2010</text:date>, <text:time>23:3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4T23:31:56</meta:creation-date>
    <meta:editing-duration>P0D</meta:editing-duration>
    <meta:editing-cycles>1</meta:editing-cycles>
    <meta:generator>OpenOffice.org/3.3$Linux OpenOffice.org_project/330m7$Build-9526</meta:generator>
    <meta:document-statistic meta:table-count="4" meta:cell-count="8" meta:object-count="0"/>
  </office:meta>
</office:document-meta>
</file>